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draw:fill="none" fo:min-height="0.7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0pt" style:font-size-asian="80pt" style:font-size-complex="80pt"/>
    </style:style>
    <style:style style:name="P3" style:family="paragraph">
      <style:text-properties fo:font-size="80pt" style:font-size-asian="80pt" style:font-size-complex="80pt"/>
    </style:style>
    <style:style style:name="T1" style:family="text">
      <style:text-properties fo:color="#c5000b"/>
    </style:style>
    <style:style style:name="T2" style:family="text">
      <style:text-properties style:text-position="33% 58%"/>
    </style:style>
    <style:style style:name="T3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6.877cm" svg:height="0.963cm" svg:x="7.739cm" svg:y="7.604cm">
          <draw:text-box>
            <text:p>Model: Y = tanh(XW) s</text:p>
          </draw:text-box>
        </draw:frame>
        <draw:frame draw:style-name="gr1" draw:layer="layout" svg:width="1.911cm" svg:height="2.387cm" svg:x="6.207cm" svg:y="2.959cm">
          <draw:text-box>
            <text:p><text:span text:style-name="T1">1</text:span> 2 3</text:p>
            <text:p><text:span text:style-name="T1">4</text:span> 5 6</text:p>
            <text:p><text:span text:style-name="T1">7</text:span> 8 9</text:p>
          </draw:text-box>
        </draw:frame>
        <draw:frame draw:style-name="gr1" draw:layer="layout" svg:width="1.911cm" svg:height="0.963cm" svg:x="6.207cm" svg:y="5.399cm">
          <draw:text-box>
            <text:p><text:span text:style-name="T1">1</text:span> 2 3</text:p>
          </draw:text-box>
        </draw:frame>
        <draw:custom-shape draw:style-name="gr2" draw:text-style-name="P1" draw:layer="layout" svg:width="0.127cm" svg:height="1.905cm" svg:x="6.279cm" svg:y="3.21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" draw:text-style-name="P1" draw:layer="layout" svg:width="0.127cm" svg:height="1.905cm" draw:transform="rotate (-3.14159265358979) translate (8.061cm 5.118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" draw:text-style-name="P1" draw:layer="layout" svg:width="0.127cm" svg:height="0.593cm" svg:x="6.279cm" svg:y="5.57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" draw:text-style-name="P1" draw:layer="layout" svg:width="0.127cm" svg:height="0.593cm" draw:transform="rotate (-3.14159265358979) translate (8.061cm 6.164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" draw:layer="layout" svg:width="3.114cm" svg:height="0.964cm" svg:x="5.541cm" svg:y="1.762cm">
          <draw:text-box>
            <text:p>Model A:</text:p>
          </draw:text-box>
        </draw:frame>
        <draw:frame draw:style-name="gr4" draw:layer="layout" svg:width="1.778cm" svg:height="0.964cm" svg:x="4.348cm" svg:y="3.719cm">
          <draw:text-box>
            <text:p>W = </text:p>
          </draw:text-box>
        </draw:frame>
        <draw:frame draw:style-name="gr4" draw:layer="layout" svg:width="1.778cm" svg:height="0.964cm" svg:x="4.802cm" svg:y="5.37cm">
          <draw:text-box>
            <text:p>s<text:span text:style-name="T2">T</text:span> = </text:p>
          </draw:text-box>
        </draw:frame>
        <draw:frame draw:style-name="gr1" draw:layer="layout" svg:width="1.911cm" svg:height="2.387cm" svg:x="14.522cm" svg:y="3.185cm">
          <draw:text-box>
            <text:p>2 <text:span text:style-name="T1">1</text:span> 3</text:p>
            <text:p>5 <text:span text:style-name="T1">4</text:span> 6</text:p>
            <text:p>8 <text:span text:style-name="T1">7</text:span> 9</text:p>
          </draw:text-box>
        </draw:frame>
        <draw:frame draw:style-name="gr1" draw:layer="layout" svg:width="1.911cm" svg:height="0.963cm" svg:x="14.522cm" svg:y="5.625cm">
          <draw:text-box>
            <text:p>2 <text:span text:style-name="T1">1</text:span> 3</text:p>
          </draw:text-box>
        </draw:frame>
        <draw:custom-shape draw:style-name="gr2" draw:text-style-name="P1" draw:layer="layout" svg:width="0.127cm" svg:height="1.905cm" svg:x="14.594cm" svg:y="3.43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" draw:text-style-name="P1" draw:layer="layout" svg:width="0.127cm" svg:height="1.905cm" draw:transform="rotate (-3.14159265358979) translate (16.376cm 5.344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" draw:text-style-name="P1" draw:layer="layout" svg:width="0.127cm" svg:height="0.593cm" svg:x="14.594cm" svg:y="5.79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" draw:text-style-name="P1" draw:layer="layout" svg:width="0.127cm" svg:height="0.593cm" draw:transform="rotate (-3.14159265358979) translate (16.376cm 6.39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" draw:layer="layout" svg:width="3.114cm" svg:height="0.964cm" svg:x="13.856cm" svg:y="1.988cm">
          <draw:text-box>
            <text:p>Model B:</text:p>
          </draw:text-box>
        </draw:frame>
        <draw:frame draw:style-name="gr4" draw:layer="layout" svg:width="2.011cm" svg:height="0.964cm" svg:x="12.43cm" svg:y="3.945cm">
          <draw:text-box>
            <text:p>W ' = </text:p>
          </draw:text-box>
        </draw:frame>
        <draw:frame draw:style-name="gr4" draw:layer="layout" svg:width="1.778cm" svg:height="0.964cm" svg:x="13.117cm" svg:y="5.596cm">
          <draw:text-box>
            <text:p>s'<text:span text:style-name="T2">T</text:span> = </text:p>
          </draw:text-box>
        </draw:frame>
        <draw:frame draw:style-name="gr4" draw:text-style-name="P3" draw:layer="layout" svg:width="3.114cm" svg:height="3.405cm" svg:x="9.062cm" svg:y="2.929cm">
          <draw:text-box>
            <text:p text:style-name="P2"><text:span text:style-name="T3">=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4:24:15.715000000</meta:creation-date>
    <dc:date>2016-01-30T21:42:55.649000000</dc:date>
    <meta:editing-duration>PT33M21S</meta:editing-duration>
    <meta:editing-cycles>21</meta:editing-cycles>
    <meta:generator>LibreOffice/4.1.3.2$Windows_x86 LibreOffice_project/70feb7d99726f064edab4605a8ab840c50ec57a</meta:generator>
    <meta:document-statistic meta:object-count="20"/>
  </office:meta>
</office:document-meta>
</file>